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0.721cm" fo:min-width="0.47cm"/>
    </style:style>
    <style:style style:name="gr2" style:family="graphic" style:parent-style-name="standard">
      <style:graphic-properties svg:stroke-color="#cccccc" draw:fill-color="#000000" draw:opacity="18%" draw:opacity-name="" draw:textarea-horizontal-align="justify" draw:textarea-vertical-align="middle" draw:auto-grow-height="false" fo:min-height="0.721cm" fo:min-width="0.471cm" draw:shadow="hidden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72cm" fo:min-width="0.47cm"/>
    </style:style>
    <style:style style:name="gr4" style:family="graphic" style:parent-style-name="standard">
      <style:graphic-properties svg:stroke-color="#cccccc" draw:fill-color="#000000" draw:opacity="18%" draw:opacity-name="" draw:textarea-horizontal-align="justify" draw:textarea-vertical-align="middle" draw:auto-grow-height="false" fo:min-height="0.72cm" fo:min-width="0.471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b2b2b2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2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721cm" fo:min-width="0.471cm"/>
    </style:style>
    <style:style style:name="gr17" style:family="graphic" style:parent-style-name="standard">
      <style:graphic-properties svg:stroke-color="#0066cc" draw:fill-color="#0066cc" draw:textarea-horizontal-align="justify" draw:textarea-vertical-align="middle" draw:auto-grow-height="false" fo:min-height="0.721cm" fo:min-width="0.471cm"/>
    </style:style>
    <style:style style:name="gr18" style:family="graphic" style:parent-style-name="objectwithoutfill">
      <style:graphic-properties svg:stroke-color="#0066cc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/>
    </style:style>
    <style:style style:name="gr20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0000" draw:opacity="18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66ff"/>
    </style:style>
    <style:style style:name="P5" style:family="paragraph">
      <loext:graphic-properties draw:fill="none" draw:fill-color="#ffffff"/>
      <style:text-properties fo:color="#0066ff"/>
    </style:style>
    <style:style style:name="P6" style:family="paragraph">
      <style:text-properties fo:color="#000000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style:text-properties fo:color="#b2b2b2"/>
    </style:style>
    <style:style style:name="P9" style:family="paragraph">
      <loext:graphic-properties draw:fill="none" draw:fill-color="#ffffff"/>
      <style:text-properties fo:color="#b2b2b2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P14" style:family="paragraph">
      <loext:graphic-properties draw:fill-color="#0066cc"/>
      <style:paragraph-properties fo:text-align="center"/>
    </style:style>
    <style:style style:name="P15" style:family="paragraph">
      <style:text-properties fo:color="#3399ff"/>
    </style:style>
    <style:style style:name="P16" style:family="paragraph">
      <loext:graphic-properties draw:fill="none" draw:fill-color="#ffffff"/>
      <style:text-properties fo:color="#3399ff"/>
    </style:style>
    <style:style style:name="P17" style:family="paragraph">
      <style:text-properties fo:color="#b2b2b2" fo:font-size="18pt" style:font-size-asian="18pt" style:font-size-complex="18pt"/>
    </style:style>
    <style:style style:name="P18" style:family="paragraph">
      <loext:graphic-properties draw:fill="none" draw:fill-color="#ffffff"/>
      <style:text-properties fo:color="#b2b2b2" fo:font-size="18pt" style:font-size-asian="18pt" style:font-size-complex="18pt"/>
    </style:style>
    <style:style style:name="P19" style:family="paragraph">
      <loext:graphic-properties draw:fill-color="#ffffff"/>
    </style:style>
    <style:style style:name="T1" style:family="text">
      <style:text-properties fo:color="#0066ff"/>
    </style:style>
    <style:style style:name="T2" style:family="text">
      <style:text-properties fo:color="#0066ff" style:text-position="-33% 58%" fo:font-size="18pt" style:font-size-asian="18pt" style:font-size-complex="18pt"/>
    </style:style>
    <style:style style:name="T3" style:family="text">
      <style:text-properties fo:color="#0066ff" fo:font-size="15pt" style:font-size-asian="15pt" style:font-size-complex="15pt"/>
    </style:style>
    <style:style style:name="T4" style:family="text">
      <style:text-properties fo:color="#0066ff" style:text-position="-33% 58%"/>
    </style:style>
    <style:style style:name="T5" style:family="text">
      <style:text-properties fo:color="#0066ff" style:text-position="0% 100%" fo:font-size="15pt" style:font-size-asian="15pt" style:font-size-complex="15pt"/>
    </style:style>
    <style:style style:name="T6" style:family="text">
      <style:text-properties fo:color="#000000"/>
    </style:style>
    <style:style style:name="T7" style:family="text">
      <style:text-properties fo:color="#b2b2b2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text-position="-33% 58%" fo:font-size="20pt" style:font-size-asian="20pt" style:font-size-complex="20pt"/>
    </style:style>
    <style:style style:name="T10" style:family="text">
      <style:text-properties fo:color="#3399ff"/>
    </style:style>
    <style:style style:name="T11" style:family="text">
      <style:text-properties fo:color="#b2b2b2" style:text-position="-33% 58%"/>
    </style:style>
    <style:style style:name="T12" style:family="text">
      <style:text-properties fo:color="#b2b2b2" style:text-position="0% 100%" fo:font-size="15pt" style:font-size-asian="15pt" style:font-size-complex="15pt"/>
    </style:style>
    <style:style style:name="T13" style:family="text">
      <style:text-properties fo:color="#b2b2b2"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72cm" svg:height="1.373cm" svg:x="7.588cm" svg:y="9.8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373cm" svg:height="1.373cm" svg:x="12.484cm" svg:y="9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372cm" svg:height="1.372cm" svg:x="7.588cm" svg:y="6.5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1.373cm" svg:height="1.372cm" svg:x="12.484cm" svg:y="6.5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3" draw:layer="layout" svg:x1="8.236cm" svg:y1="12.376cm" svg:x2="8.236cm" svg:y2="11.202cm">
          <text:p/>
        </draw:line>
        <draw:line draw:style-name="gr6" draw:text-style-name="P3" draw:layer="layout" svg:x1="13.208cm" svg:y1="12.592cm" svg:x2="13.208cm" svg:y2="11.287cm">
          <text:p/>
        </draw:line>
        <draw:line draw:style-name="gr7" draw:text-style-name="P3" draw:layer="layout" svg:x1="8.236cm" svg:y1="7.911cm" svg:x2="8.236cm" svg:y2="9.828cm">
          <text:p/>
        </draw:line>
        <draw:line draw:style-name="gr8" draw:text-style-name="P3" draw:layer="layout" svg:x1="13.208cm" svg:y1="7.911cm" svg:x2="13.208cm" svg:y2="9.914cm">
          <text:p/>
        </draw:line>
        <draw:line draw:style-name="gr8" draw:text-style-name="P3" draw:layer="layout" svg:x1="8.669cm" svg:y1="7.619cm" svg:x2="12.56cm" svg:y2="10.213cm">
          <text:p/>
        </draw:line>
        <draw:line draw:style-name="gr8" draw:text-style-name="P3" draw:layer="layout" svg:x1="12.776cm" svg:y1="7.619cm" svg:x2="8.669cm" svg:y2="10.213cm">
          <text:p/>
        </draw:line>
        <draw:frame draw:style-name="gr9" draw:text-style-name="P5" draw:layer="layout" svg:width="1.729cm" svg:height="1.702cm" svg:x="1.54cm" svg:y="8.282cm">
          <draw:text-box>
            <text:p text:style-name="P4"><text:span text:style-name="T1">W</text:span><text:span text:style-name="T2">11</text:span><text:span text:style-name="T3"> </text:span></text:p>
            <text:p text:style-name="P4"><text:span text:style-name="T3">= </text:span><text:span text:style-name="T3">1</text:span></text:p>
          </draw:text-box>
        </draw:frame>
        <draw:frame draw:style-name="gr10" draw:text-style-name="P5" draw:layer="layout" svg:width="3.612cm" svg:height="2.29cm" svg:x="4.278cm" svg:y="9.749cm">
          <draw:text-box>
            <text:p text:style-name="P4"><text:span text:style-name="T1">W</text:span><text:span text:style-name="T4">12</text:span></text:p>
            <text:p text:style-name="P4"><text:span text:style-name="T5">= threshold</text:span></text:p>
          </draw:text-box>
        </draw:frame>
        <draw:frame draw:style-name="gr11" draw:text-style-name="P7" draw:layer="layout" svg:width="2.594cm" svg:height="1.424cm" svg:x="6.939cm" svg:y="12.591cm">
          <draw:text-box>
            <text:p text:style-name="P6"><text:span text:style-name="T6">input</text:span></text:p>
          </draw:text-box>
        </draw:frame>
        <draw:frame draw:style-name="gr11" draw:text-style-name="P9" draw:layer="layout" svg:width="2.594cm" svg:height="1.424cm" svg:x="12.127cm" svg:y="12.591cm">
          <draw:text-box>
            <text:p text:style-name="P8"><text:span text:style-name="T7">input</text:span></text:p>
          </draw:text-box>
        </draw:frame>
        <draw:frame draw:style-name="gr12" draw:text-style-name="P7" draw:layer="layout" svg:width="5.61cm" svg:height="1.673cm" svg:x="14.726cm" svg:y="6.844cm">
          <draw:text-box>
            <text:p><text:span text:style-name="T6">hidden layer (h)</text:span></text:p>
          </draw:text-box>
        </draw:frame>
        <draw:frame draw:style-name="gr11" draw:text-style-name="P7" draw:layer="layout" svg:width="4.54cm" svg:height="1.424cm" svg:x="15.237cm" svg:y="10.342cm">
          <draw:text-box>
            <text:p><text:span text:style-name="T6">input layer (i)</text:span></text:p>
          </draw:text-box>
        </draw:frame>
        <draw:frame draw:style-name="gr12" draw:text-style-name="P7" draw:layer="layout" svg:width="5.356cm" svg:height="1.673cm" svg:x="14.726cm" svg:y="2.737cm">
          <draw:text-box>
            <text:p><text:span text:style-name="T6">ou</text:span><text:span text:style-name="T6">tp</text:span><text:span text:style-name="T6">ut </text:span><text:span text:style-name="T6">lay</text:span><text:span text:style-name="T6">er </text:span><text:span text:style-name="T6">(o)</text:span></text:p>
          </draw:text-box>
        </draw:frame>
        <draw:frame draw:style-name="gr13" draw:text-style-name="P11" draw:layer="layout" svg:width="1.73cm" svg:height="1.207cm" svg:x="19.698cm" svg:y="8.53cm">
          <draw:text-box>
            <text:p text:style-name="P10"><text:span text:style-name="T8">W</text:span><text:span text:style-name="T9">ih</text:span></text:p>
          </draw:text-box>
        </draw:frame>
        <draw:frame draw:style-name="gr12" draw:text-style-name="P11" draw:layer="layout" svg:width="2.67cm" svg:height="1.673cm" svg:x="19.698cm" svg:y="4.593cm">
          <draw:text-box>
            <text:p text:style-name="P10"><text:span text:style-name="T8">W</text:span><text:span text:style-name="T9">ho</text:span></text:p>
          </draw:text-box>
        </draw:frame>
        <draw:frame draw:style-name="gr14" draw:text-style-name="P12" draw:layer="layout" svg:width="2.378cm" svg:height="2.162cm" svg:x="19.482cm" svg:y="1.102cm">
          <draw:text-box>
            <text:p>Matrix</text:p>
          </draw:text-box>
        </draw:frame>
        <draw:line draw:style-name="gr15" draw:text-style-name="P13" draw:layer="layout" svg:x1="18.185cm" svg:y1="4.161cm" svg:x2="18.185cm" svg:y2="6.323cm">
          <text:p/>
        </draw:line>
        <draw:line draw:style-name="gr15" draw:text-style-name="P13" draw:layer="layout" svg:x1="18.231cm" svg:y1="8.052cm" svg:x2="18.231cm" svg:y2="10.214cm">
          <text:p/>
        </draw:line>
        <draw:custom-shape draw:style-name="gr16" draw:text-style-name="P1" draw:layer="layout" svg:width="1.373cm" svg:height="1.373cm" svg:x="7.625cm" svg:y="3.2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3" draw:layer="layout" svg:x1="8.274cm" svg:y1="4.669cm" svg:x2="8.274cm" svg:y2="6.586cm">
          <text:p/>
        </draw:line>
        <draw:line draw:style-name="gr8" draw:text-style-name="P3" draw:layer="layout" svg:x1="8.706cm" svg:y1="4.377cm" svg:x2="12.597cm" svg:y2="6.971cm">
          <text:p/>
        </draw:line>
        <draw:line draw:style-name="gr5" draw:text-style-name="P3" draw:layer="layout" svg:x1="8.274cm" svg:y1="3.343cm" svg:x2="8.274cm" svg:y2="2.169cm">
          <text:p/>
        </draw:line>
        <draw:frame draw:style-name="gr14" draw:text-style-name="P12" draw:layer="layout" svg:width="2.378cm" svg:height="2.162cm" svg:x="15.407cm" svg:y="1.102cm">
          <draw:text-box>
            <text:p>Layer</text:p>
          </draw:text-box>
        </draw:frame>
        <draw:line draw:style-name="gr7" draw:text-style-name="P3" draw:layer="layout" svg:x1="14.759cm" svg:y1="1.868cm" svg:x2="21.46cm" svg:y2="1.868cm">
          <text:p/>
        </draw:line>
        <draw:custom-shape draw:style-name="gr17" draw:text-style-name="P14" draw:layer="layout" svg:width="1.373cm" svg:height="1.373cm" svg:x="2.745cm" svg:y="9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4" draw:layer="layout" svg:width="1.373cm" svg:height="1.373cm" svg:x="2.745cm" svg:y="6.5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3" draw:layer="layout" svg:x1="3.826cm" svg:y1="7.587cm" svg:x2="7.717cm" svg:y2="10.181cm">
          <text:p/>
        </draw:line>
        <draw:line draw:style-name="gr18" draw:text-style-name="P3" draw:layer="layout" svg:x1="7.933cm" svg:y1="7.587cm" svg:x2="3.826cm" svg:y2="10.181cm">
          <text:p/>
        </draw:line>
        <draw:line draw:style-name="gr18" draw:text-style-name="P3" draw:layer="layout" svg:x1="7.97cm" svg:y1="4.345cm" svg:x2="3.863cm" svg:y2="6.939cm">
          <text:p/>
        </draw:line>
        <draw:line draw:style-name="gr18" draw:text-style-name="P3" draw:layer="layout" svg:x1="3.486cm" svg:y1="7.879cm" svg:x2="3.486cm" svg:y2="9.796cm">
          <text:p/>
        </draw:line>
        <draw:frame draw:style-name="gr19" draw:text-style-name="P5" draw:layer="layout" svg:width="2.902cm" svg:height="1.949cm" svg:x="4.35cm" svg:y="4.99cm">
          <draw:text-box>
            <text:p text:style-name="P4"><text:span text:style-name="T5">threshold</text:span></text:p>
          </draw:text-box>
        </draw:frame>
        <draw:line draw:style-name="gr20" draw:text-style-name="P3" draw:layer="layout" svg:x1="3.486cm" svg:y1="12.305cm" svg:x2="3.486cm" svg:y2="11.131cm">
          <text:p/>
        </draw:line>
        <draw:frame draw:style-name="gr11" draw:text-style-name="P16" draw:layer="layout" svg:width="2.594cm" svg:height="1.424cm" svg:x="3.053cm" svg:y="12.559cm">
          <draw:text-box>
            <text:p text:style-name="P15"><text:span text:style-name="T10">-1</text:span></text:p>
          </draw:text-box>
        </draw:frame>
        <draw:frame draw:style-name="gr19" draw:text-style-name="P9" draw:layer="layout" svg:width="2.902cm" svg:height="1.949cm" svg:x="4.35cm" svg:y="7.584cm">
          <draw:text-box>
            <text:p text:style-name="P8"><text:span text:style-name="T7">W</text:span><text:span text:style-name="T11">21</text:span></text:p>
            <text:p text:style-name="P8"><text:span text:style-name="T12">= 0</text:span></text:p>
          </draw:text-box>
        </draw:frame>
        <draw:frame draw:style-name="gr19" draw:text-style-name="P18" draw:layer="layout" svg:width="2.902cm" svg:height="1.949cm" svg:x="11.392cm" svg:y="7.155cm">
          <draw:text-box>
            <text:p text:style-name="P17"><text:span text:style-name="T13">...</text:span></text:p>
          </draw:text-box>
        </draw:frame>
        <draw:frame draw:style-name="gr19" draw:text-style-name="P18" draw:layer="layout" svg:width="2.902cm" svg:height="1.949cm" svg:x="11.392cm" svg:y="10.642cm">
          <draw:text-box>
            <text:p text:style-name="P17"><text:span text:style-name="T13">...</text:span></text:p>
          </draw:text-box>
        </draw:frame>
        <draw:frame draw:style-name="gr19" draw:text-style-name="P18" draw:layer="layout" svg:width="2.902cm" svg:height="1.949cm" svg:x="11.392cm" svg:y="12.6cm">
          <draw:text-box>
            <text:p text:style-name="P17"><text:span text:style-name="T13">...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10:44:40.103559401</meta:creation-date>
    <dc:date>2018-11-09T11:08:13.906288000</dc:date>
    <meta:editing-duration>PT9M34S</meta:editing-duration>
    <meta:editing-cycles>3</meta:editing-cycles>
    <meta:generator>LibreOffice/5.1.6.2$Linux_X86_64 LibreOffice_project/10m0$Build-2</meta:generator>
    <meta:document-statistic meta:object-count="64"/>
  </office:meta>
</office:document-meta>
</file>